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10.9mm"/>
    </style:style>
    <style:style style:name="co3" style:family="table-column">
      <style:table-column-properties fo:break-before="auto" style:column-width="28.1mm"/>
    </style:style>
    <style:style style:name="co4" style:family="table-column">
      <style:table-column-properties fo:break-before="auto" style:column-width="6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jwala" table:style-name="ta1">
        <table:shapes>
          <draw:frame draw:z-index="0" draw:style-name="gr1" draw:text-style-name="P1" svg:width="159.99mm" svg:height="89.99mm" svg:x="144.74mm" svg:y="4.44mm">
            <loext:p draw:notify-on-update-of-ranges="jwala.A1:jwala.A184 jwala.D1:jwala.D1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7.24mm" svg:y="362.24mm">
            <loext:p draw:notify-on-update-of-ranges="jwala.A1:jwala.A184 jwala.D1:jwala.D18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hu Aug 17 22:13:3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 Aug 17 22:44:2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 Aug 17 23:15:4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 Aug 17 23:46:3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0:17:1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0:47:5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1:18:3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1:49:1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2:20:1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2:50:4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3:21:1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3:51:5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4:22:3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4:53:0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5:23:4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5:54:2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6:24:5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6:55:2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7:25:5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7:56:4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8:28:0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8:58:4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09:29:1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10:00:1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10:30:3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11:01:0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<text:span text:style-name="T1">Column 1</text:span></text:p>
          </table:table-cell>
        </table:table-row>
        <table:table-row table:style-name="ro1">
          <table:table-cell office:value-type="string" calcext:value-type="string">
            <text:p>Fri Aug 18 11:31:4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$D$1:.$D$1048576])" office:value-type="float" office:value="14.7282608695652" calcext:value-type="float">
            <text:p>14.7282608695652</text:p>
          </table:table-cell>
        </table:table-row>
        <table:table-row table:style-name="ro1">
          <table:table-cell office:value-type="string" calcext:value-type="string">
            <text:p>Fri Aug 18 12:02:4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D$1:.$D$1048576])/COUNT([.$D$1:.$D$1048576]))" office:value-type="float" office:value="0.607146719966726" calcext:value-type="float">
            <text:p>0.607146719966726</text:p>
          </table:table-cell>
        </table:table-row>
        <table:table-row table:style-name="ro1">
          <table:table-cell office:value-type="string" calcext:value-type="string">
            <text:p>Fri Aug 18 12:33:3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D$1:.$D$104857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ri Aug 18 13:04:0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$D$1:.$D$104857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i Aug 18 13:34:5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First Quartile </text:p>
          </table:table-cell>
          <table:table-cell table:formula="of:=QUARTILE([.$D$1:.$D$1048576]; 1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i Aug 18 14:05:2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hird Quartile</text:p>
          </table:table-cell>
          <table:table-cell table:formula="of:=QUARTILE([.$D$1:.$D$1048576]; 3)"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Fri Aug 18 14:36:0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D$1:.$D$1048576])" office:value-type="float" office:value="67.8273936802091" calcext:value-type="float">
            <text:p>67.8273936802091</text:p>
          </table:table-cell>
        </table:table-row>
        <table:table-row table:style-name="ro1">
          <table:table-cell office:value-type="string" calcext:value-type="string">
            <text:p>Fri Aug 18 15:06:4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D$1:.$D$1048576])" office:value-type="float" office:value="8.23573880597297" calcext:value-type="float">
            <text:p>8.23573880597297</text:p>
          </table:table-cell>
        </table:table-row>
        <table:table-row table:style-name="ro1">
          <table:table-cell office:value-type="string" calcext:value-type="string">
            <text:p>Fri Aug 18 15:38:1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D$1:.$D$1048576])" office:value-type="float" office:value="-0.892215384142668" calcext:value-type="float">
            <text:p>-0.892215384142668</text:p>
          </table:table-cell>
        </table:table-row>
        <table:table-row table:style-name="ro1">
          <table:table-cell office:value-type="string" calcext:value-type="string">
            <text:p>Fri Aug 18 16:08:5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D$1:.$D$1048576])" office:value-type="float" office:value="-0.104925797385463" calcext:value-type="float">
            <text:p>-0.104925797385463</text:p>
          </table:table-cell>
        </table:table-row>
        <table:table-row table:style-name="ro1">
          <table:table-cell office:value-type="string" calcext:value-type="string">
            <text:p>Fri Aug 18 16:39:2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D$1:.$D$1048576])-MIN([.$D$1:.$D$1048576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i Aug 18 17:10:0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D$1:.$D$10485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Aug 18 17:40:3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D$1:.$D$104857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ri Aug 18 18:11:3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D$1:.$D$1048576])"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Fri Aug 18 18:42:1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D$1:.$D$1048576]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Fri Aug 18 19:12:4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19:43:5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20:14:2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20:45:3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21:16:0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21:46:4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22:17:1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22:48:1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23:18:5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 Aug 18 23:49:2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0:20:0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0:50:5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1:21:4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1:52:1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2:23:0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2:55:3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3:30:4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4:02:5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4:34:0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5:06:2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5:37:4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6:09:0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6:41:1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7:12:1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7:44:1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8:16:1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8:48:2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9:20:3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09:52:0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0:22:4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0:53:3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1:25:4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1:56:3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2:27:1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2:59:1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3:29:5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4:00:1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4:30:4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5:01:2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5:31:5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6:02:2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6:33:0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7:03:3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7:34:0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8:04:5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8:35:3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9:06:1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19:36:4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20:07:1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20:37:4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21:08:2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21:38:5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22:09:2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22:39:5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23:10:5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 Aug 19 23:42:0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0:12:3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0:43:1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1:13:4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1:44:2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2:15:2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2:46:0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3:16:2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3:47:0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4:17:3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4:48:1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5:18:5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5:51:0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6:23:1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6:55:1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7:27:1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7:59:2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8:30:0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9:00:4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09:31:4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0:02:0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0:32:4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1:03:0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1:33:4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2:04:1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2:34:4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3:05:1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3:35:4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4:06:2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4:37:0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5:07:4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5:38:1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6:08:4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6:39:1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7:10:0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7:40:3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8:11:2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8:42:1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9:12:5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19:43:1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20:13:4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20:44:2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21:15:01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21:45:3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22:16:0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22:46:4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23:17:5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Aug 20 23:48:2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0:18:5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0:49:2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1:20:2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1:51:0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2:21:4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2:52:4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3:23:5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3:54:2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4:24:5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4:56:5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5:28:2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5:59:5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6:32:1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7:03:4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7:34:2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8:06:27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8:37:0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9:07:4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09:38:2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0:08:5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0:40:2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1:10:4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1:41:2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2:11:5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2:42:2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3:12:5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3:43:4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4:14:1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4:44:54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5:15:26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5:45:5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6:16:3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6:47:33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7:18:0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7:48:2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8:19:08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8:49:42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9:20:19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19:51:55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Aug 21 20:22:20 IST 2017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0.203.148.0/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 table:number-rows-repeated="104839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08-21T22:18:48.501023963</dc:date>
    <meta:editing-duration>PT28M13S</meta:editing-duration>
    <meta:editing-cycles>1</meta:editing-cycles>
    <meta:document-statistic meta:table-count="1" meta:cell-count="7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79cm" svg:y="4.208cm" style:legend-expansion="high" chart:style-name="ch2"/>
        <chart:plot-area chart:style-name="ch3" table:cell-range-address="jwala.A1:jwala.A184 jwala.D1:jwala.D184" chart:data-source-has-labels="column" svg:x="0.32cm" svg:y="0.18cm" svg:width="13.039cm" svg:height="8.64cm">
          <chartooo:coordinate-region svg:x="3.796cm" svg:y="0.18cm" svg:width="9.563cm" svg:height="4.5cm"/>
          <chart:axis chart:dimension="x" chart:name="primary-x" chart:style-name="ch4" chartooo:axis-type="auto">
            <chartooo:date-scale/>
            <chart:categories table:cell-range-address="jwala.A1:jwala.A1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wala.D1:jwala.D184" chart:class="chart:bar">
            <chart:data-point chart:repeated="1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Thu Aug 17 22:13:34 IST 2017</text:p>
                <draw:g>
                  <svg:desc>jwala.A1:jwala.A184</svg:desc>
                </draw:g>
              </table:table-cell>
              <table:table-cell office:value-type="float" office:value="33">
                <text:p>33</text:p>
                <draw:g>
                  <svg:desc>jwala.D1:jwala.D184</svg:desc>
                </draw:g>
              </table:table-cell>
            </table:table-row>
            <table:table-row>
              <table:table-cell office:value-type="string">
                <text:p>Thu Aug 17 22:44:22 IST 20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hu Aug 17 23:15:48 IST 20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hu Aug 17 23:46:31 IST 20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ri Aug 18 00:17:12 IST 20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ri Aug 18 00:47:51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ri Aug 18 01:18:33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ri Aug 18 01:49:14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ri Aug 18 02:20:11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i Aug 18 02:50:47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ri Aug 18 03:21:13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ri Aug 18 03:51:55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 Aug 18 04:22:34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 Aug 18 04:53:08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 Aug 18 05:23:43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 Aug 18 05:54:20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 Aug 18 06:24:54 IST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i Aug 18 06:55:28 IST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i Aug 18 07:25:58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ri Aug 18 07:56:49 IST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i Aug 18 08:28:03 IST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i Aug 18 08:58:46 IST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i Aug 18 09:29:12 IST 2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i Aug 18 10:00:13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Fri Aug 18 10:30:39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Fri Aug 18 11:01:07 IST 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i Aug 18 11:31:43 IST 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i Aug 18 12:02:41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ri Aug 18 12:33:35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i Aug 18 13:04:04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 Aug 18 13:34:50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 Aug 18 14:05:20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ri Aug 18 14:36:07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 Aug 18 15:06:41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 Aug 18 15:38:13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 Aug 18 16:08:53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ri Aug 18 16:39:20 IST 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i Aug 18 17:10:02 IST 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i Aug 18 17:40:35 IST 20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ri Aug 18 18:11:34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 Aug 18 18:42:12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i Aug 18 19:12:48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i Aug 18 19:43:50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 Aug 18 20:14:25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 Aug 18 20:45:34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i Aug 18 21:16:07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 Aug 18 21:46:40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 Aug 18 22:17:18 IST 2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ri Aug 18 22:48:11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ri Aug 18 23:18:54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ri Aug 18 23:49:29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t Aug 19 00:20:02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t Aug 19 00:50:58 IST 2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t Aug 19 01:21:46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t Aug 19 01:52:19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t Aug 19 02:23:00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t Aug 19 02:55:31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t Aug 19 03:30:43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t Aug 19 04:02:51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 Aug 19 04:34:04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 Aug 19 05:06:23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 Aug 19 05:37:44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 Aug 19 06:09:09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t Aug 19 06:41:18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t Aug 19 07:12:12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t Aug 19 07:44:11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at Aug 19 08:16:12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at Aug 19 08:48:26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at Aug 19 09:20:38 IST 2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t Aug 19 09:52:09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at Aug 19 10:22:49 IST 20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at Aug 19 10:53:38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at Aug 19 11:25:40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t Aug 19 11:56:33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t Aug 19 12:27:15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t Aug 19 12:59:15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t Aug 19 13:29:52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t Aug 19 14:00:18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4:30:45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t Aug 19 15:01:20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at Aug 19 15:31:54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t Aug 19 16:02:20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t Aug 19 16:33:00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7:03:34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7:34:02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8:04:56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8:35:32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9:06:19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at Aug 19 19:36:44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t Aug 19 20:07:19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t Aug 19 20:37:47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t Aug 19 21:08:22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at Aug 19 21:38:50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t Aug 19 22:09:23 IST 2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at Aug 19 22:39:58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t Aug 19 23:10:56 IST 2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t Aug 19 23:42:09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un Aug 20 00:12:38 IST 20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un Aug 20 00:43:11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un Aug 20 01:13:48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un Aug 20 01:44:27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un Aug 20 02:15:29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n Aug 20 02:46:03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un Aug 20 03:16:26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un Aug 20 03:47:08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un Aug 20 04:17:37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n Aug 20 04:48:15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n Aug 20 05:18:54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n Aug 20 05:51:05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n Aug 20 06:23:12 IST 2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un Aug 20 06:55:11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n Aug 20 07:27:19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n Aug 20 07:59:23 IST 2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un Aug 20 08:30:03 IST 2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un Aug 20 09:00:46 IST 20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un Aug 20 09:31:43 IST 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un Aug 20 10:02:09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un Aug 20 10:32:40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un Aug 20 11:03:08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1:33:49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2:04:15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un Aug 20 12:34:43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un Aug 20 13:05:12 IST 2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un Aug 20 13:35:42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un Aug 20 14:06:26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4:37:01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5:07:43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5:38:11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6:08:47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un Aug 20 16:39:15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un Aug 20 17:10:00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un Aug 20 17:40:35 IST 2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un Aug 20 18:11:28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un Aug 20 18:42:14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un Aug 20 19:12:52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9:43:15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un Aug 20 20:13:49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un Aug 20 20:44:20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un Aug 20 21:15:01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un Aug 20 21:45:32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un Aug 20 22:16:07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un Aug 20 22:46:44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un Aug 20 23:17:54 IST 2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un Aug 20 23:48:26 IST 2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on Aug 21 00:18:56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on Aug 21 00:49:26 IST 2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on Aug 21 01:20:23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 Aug 21 01:51:09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 Aug 21 02:21:49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 Aug 21 02:52:47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 Aug 21 03:23:52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 Aug 21 03:54:24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 Aug 21 04:24:55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 Aug 21 04:56:50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 Aug 21 05:28:23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 Aug 21 05:59:58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 Aug 21 06:32:18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n Aug 21 07:03:45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on Aug 21 07:34:25 IST 2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n Aug 21 08:06:27 IST 2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n Aug 21 08:37:02 IST 20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on Aug 21 09:07:46 IST 2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on Aug 21 09:38:28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 Aug 21 10:08:58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 Aug 21 10:40:20 IST 20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on Aug 21 11:10:49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 Aug 21 11:41:28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on Aug 21 12:11:50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n Aug 21 12:42:22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 Aug 21 13:12:58 IST 20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on Aug 21 13:43:40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 Aug 21 14:14:15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on Aug 21 14:44:54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on Aug 21 15:15:26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 Aug 21 15:45:52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 Aug 21 16:16:33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 Aug 21 16:47:33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n Aug 21 17:18:00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n Aug 21 17:48:29 IST 2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on Aug 21 18:19:08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on Aug 21 18:49:42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on Aug 21 19:20:19 IST 2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on Aug 21 19:51:55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on Aug 21 20:22:20 IST 201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79cm" svg:y="4.208cm" style:legend-expansion="high" chart:style-name="ch2"/>
        <chart:plot-area chart:style-name="ch3" table:cell-range-address="jwala.A1:jwala.A184 jwala.D1:jwala.D184" chart:data-source-has-labels="column" svg:x="0.32cm" svg:y="0.18cm" svg:width="13.039cm" svg:height="8.64cm">
          <chartooo:coordinate-region svg:x="5.334cm" svg:y="0.227cm" svg:width="7.749cm" svg:height="7.961cm"/>
          <chart:axis chart:dimension="x" chart:name="primary-x" chart:style-name="ch4" chartooo:axis-type="auto">
            <chartooo:date-scale/>
            <chart:categories table:cell-range-address="jwala.A1:jwala.A1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wala.D1:jwala.D184" chart:class="chart:bar">
            <chart:data-point chart:repeated="1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Thu Aug 17 22:13:34 IST 2017</text:p>
                <draw:g>
                  <svg:desc>jwala.A1:jwala.A184</svg:desc>
                </draw:g>
              </table:table-cell>
              <table:table-cell office:value-type="float" office:value="33">
                <text:p>33</text:p>
                <draw:g>
                  <svg:desc>jwala.D1:jwala.D184</svg:desc>
                </draw:g>
              </table:table-cell>
            </table:table-row>
            <table:table-row>
              <table:table-cell office:value-type="string">
                <text:p>Thu Aug 17 22:44:22 IST 20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hu Aug 17 23:15:48 IST 20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hu Aug 17 23:46:31 IST 20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ri Aug 18 00:17:12 IST 20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ri Aug 18 00:47:51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ri Aug 18 01:18:33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ri Aug 18 01:49:14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ri Aug 18 02:20:11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i Aug 18 02:50:47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ri Aug 18 03:21:13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ri Aug 18 03:51:55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 Aug 18 04:22:34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 Aug 18 04:53:08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 Aug 18 05:23:43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 Aug 18 05:54:20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 Aug 18 06:24:54 IST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i Aug 18 06:55:28 IST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i Aug 18 07:25:58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ri Aug 18 07:56:49 IST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i Aug 18 08:28:03 IST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i Aug 18 08:58:46 IST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i Aug 18 09:29:12 IST 2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i Aug 18 10:00:13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Fri Aug 18 10:30:39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Fri Aug 18 11:01:07 IST 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i Aug 18 11:31:43 IST 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i Aug 18 12:02:41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ri Aug 18 12:33:35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i Aug 18 13:04:04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 Aug 18 13:34:50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 Aug 18 14:05:20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ri Aug 18 14:36:07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 Aug 18 15:06:41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 Aug 18 15:38:13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 Aug 18 16:08:53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ri Aug 18 16:39:20 IST 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i Aug 18 17:10:02 IST 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ri Aug 18 17:40:35 IST 20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ri Aug 18 18:11:34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 Aug 18 18:42:12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i Aug 18 19:12:48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i Aug 18 19:43:50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 Aug 18 20:14:25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 Aug 18 20:45:34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i Aug 18 21:16:07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ri Aug 18 21:46:40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 Aug 18 22:17:18 IST 2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ri Aug 18 22:48:11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ri Aug 18 23:18:54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ri Aug 18 23:49:29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t Aug 19 00:20:02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t Aug 19 00:50:58 IST 2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t Aug 19 01:21:46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t Aug 19 01:52:19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t Aug 19 02:23:00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t Aug 19 02:55:31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t Aug 19 03:30:43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t Aug 19 04:02:51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 Aug 19 04:34:04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 Aug 19 05:06:23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 Aug 19 05:37:44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 Aug 19 06:09:09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t Aug 19 06:41:18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t Aug 19 07:12:12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t Aug 19 07:44:11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at Aug 19 08:16:12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at Aug 19 08:48:26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at Aug 19 09:20:38 IST 2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t Aug 19 09:52:09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at Aug 19 10:22:49 IST 20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at Aug 19 10:53:38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at Aug 19 11:25:40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t Aug 19 11:56:33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t Aug 19 12:27:15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t Aug 19 12:59:15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t Aug 19 13:29:52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t Aug 19 14:00:18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4:30:45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t Aug 19 15:01:20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at Aug 19 15:31:54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t Aug 19 16:02:20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t Aug 19 16:33:00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7:03:34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7:34:02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8:04:56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8:35:32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t Aug 19 19:06:19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at Aug 19 19:36:44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t Aug 19 20:07:19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t Aug 19 20:37:47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t Aug 19 21:08:22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at Aug 19 21:38:50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t Aug 19 22:09:23 IST 2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at Aug 19 22:39:58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t Aug 19 23:10:56 IST 2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t Aug 19 23:42:09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un Aug 20 00:12:38 IST 20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un Aug 20 00:43:11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un Aug 20 01:13:48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un Aug 20 01:44:27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un Aug 20 02:15:29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n Aug 20 02:46:03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un Aug 20 03:16:26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un Aug 20 03:47:08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un Aug 20 04:17:37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n Aug 20 04:48:15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n Aug 20 05:18:54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n Aug 20 05:51:05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n Aug 20 06:23:12 IST 2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un Aug 20 06:55:11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n Aug 20 07:27:19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n Aug 20 07:59:23 IST 2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un Aug 20 08:30:03 IST 2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un Aug 20 09:00:46 IST 20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un Aug 20 09:31:43 IST 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un Aug 20 10:02:09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un Aug 20 10:32:40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un Aug 20 11:03:08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1:33:49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2:04:15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un Aug 20 12:34:43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un Aug 20 13:05:12 IST 2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un Aug 20 13:35:42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un Aug 20 14:06:26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4:37:01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5:07:43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5:38:11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6:08:47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un Aug 20 16:39:15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un Aug 20 17:10:00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un Aug 20 17:40:35 IST 2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un Aug 20 18:11:28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un Aug 20 18:42:14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un Aug 20 19:12:52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n Aug 20 19:43:15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un Aug 20 20:13:49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un Aug 20 20:44:20 IST 20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un Aug 20 21:15:01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un Aug 20 21:45:32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un Aug 20 22:16:07 IST 20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un Aug 20 22:46:44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un Aug 20 23:17:54 IST 2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un Aug 20 23:48:26 IST 2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on Aug 21 00:18:56 IST 20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on Aug 21 00:49:26 IST 2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on Aug 21 01:20:23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 Aug 21 01:51:09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 Aug 21 02:21:49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 Aug 21 02:52:47 IST 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 Aug 21 03:23:52 IST 2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 Aug 21 03:54:24 IST 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 Aug 21 04:24:55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 Aug 21 04:56:50 IST 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 Aug 21 05:28:23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 Aug 21 05:59:58 IST 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 Aug 21 06:32:18 IST 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n Aug 21 07:03:45 IST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on Aug 21 07:34:25 IST 2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n Aug 21 08:06:27 IST 2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n Aug 21 08:37:02 IST 20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on Aug 21 09:07:46 IST 2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on Aug 21 09:38:28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 Aug 21 10:08:58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 Aug 21 10:40:20 IST 20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on Aug 21 11:10:49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 Aug 21 11:41:28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on Aug 21 12:11:50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n Aug 21 12:42:22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 Aug 21 13:12:58 IST 20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on Aug 21 13:43:40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 Aug 21 14:14:15 IST 20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on Aug 21 14:44:54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on Aug 21 15:15:26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 Aug 21 15:45:52 IST 2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 Aug 21 16:16:33 IST 20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 Aug 21 16:47:33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n Aug 21 17:18:00 IST 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n Aug 21 17:48:29 IST 2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on Aug 21 18:19:08 IST 20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on Aug 21 18:49:42 IST 20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on Aug 21 19:20:19 IST 2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on Aug 21 19:51:55 IST 2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on Aug 21 20:22:20 IST 201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